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3.919cm"/>
    </style:style>
    <style:style style:name="co5" style:family="table-column">
      <style:table-column-properties fo:break-before="auto" style:column-width="1.91cm"/>
    </style:style>
    <style:style style:name="co6" style:family="table-column">
      <style:table-column-properties fo:break-before="auto" style:column-width="1.882cm"/>
    </style:style>
    <style:style style:name="co7" style:family="table-column">
      <style:table-column-properties fo:break-before="auto" style:column-width="2.916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USER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number-columns-repeated="7" table:default-cell-style-name="ce3"/>
        <table:table-column table:style-name="co9" table:number-columns-repeated="1008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name</text:p>
          </table:table-cell>
          <table:table-cell table:style-name="ce1" office:value-type="string">
            <text:p>us_login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1</text:p>
          </table:table-cell>
          <table:table-cell office:value-type="string">
            <text:p>GDEFAULT</text:p>
          </table:table-cell>
          <table:table-cell office:value-type="string">
            <text:p>G1</text:p>
          </table:table-cell>
          <table:table-cell office:value-type="string">
            <text:p>g_g1</text:p>
          </table:table-cell>
          <table:table-cell table:number-columns-repeated="1018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11</text:p>
          </table:table-cell>
          <table:table-cell office:value-type="string">
            <text:p>TST_G_G1</text:p>
          </table:table-cell>
          <table:table-cell office:value-type="string">
            <text:p>G11</text:p>
          </table:table-cell>
          <table:table-cell office:value-type="string">
            <text:p>g_g11</text:p>
          </table:table-cell>
          <table:table-cell table:number-columns-repeated="1018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111</text:p>
          </table:table-cell>
          <table:table-cell office:value-type="string">
            <text:p>TST_G_G11</text:p>
          </table:table-cell>
          <table:table-cell office:value-type="string">
            <text:p>G111</text:p>
          </table:table-cell>
          <table:table-cell office:value-type="string">
            <text:p>g_g11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2</text:p>
          </table:table-cell>
          <table:table-cell/>
          <table:table-cell office:value-type="string">
            <text:p>G2</text:p>
          </table:table-cell>
          <table:table-cell office:value-type="string">
            <text:p>g_g2</text:p>
          </table:table-cell>
          <table:table-cell table:number-columns-repeated="1018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21</text:p>
          </table:table-cell>
          <table:table-cell office:value-type="string">
            <text:p>TST_G_G2</text:p>
          </table:table-cell>
          <table:table-cell office:value-type="string">
            <text:p>G21</text:p>
          </table:table-cell>
          <table:table-cell office:value-type="string">
            <text:p>g_g21</text:p>
          </table:table-cell>
          <table:table-cell table:number-columns-repeated="1018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TST_G_G211</text:p>
          </table:table-cell>
          <table:table-cell office:value-type="string">
            <text:p>TST_G_G21</text:p>
          </table:table-cell>
          <table:table-cell office:value-type="string">
            <text:p>G211</text:p>
          </table:table-cell>
          <table:table-cell office:value-type="string">
            <text:p>g_g21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_HOMER_SIMPSON</text:p>
          </table:table-cell>
          <table:table-cell office:value-type="string">
            <text:p>TST_G_G1</text:p>
          </table:table-cell>
          <table:table-cell office:value-type="string">
            <text:p>Simpson</text:p>
          </table:table-cell>
          <table:table-cell office:value-type="string">
            <text:p>Homer</text:p>
          </table:table-cell>
          <table:table-cell office:value-type="string">
            <text:p>homer.simpson</text:p>
          </table:table-cell>
          <table:table-cell office:value-type="string">
            <text:p>doh</text:p>
          </table:table-cell>
          <table:table-cell office:value-type="string">
            <text:p>doh</text:p>
          </table:table-cell>
          <table:table-cell table:number-columns-repeated="1015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_MARGE_SIMPSON</text:p>
          </table:table-cell>
          <table:table-cell office:value-type="string">
            <text:p>TST_G_G111</text:p>
          </table:table-cell>
          <table:table-cell office:value-type="string">
            <text:p>Simpson</text:p>
          </table:table-cell>
          <table:table-cell office:value-type="string">
            <text:p>Marge</text:p>
          </table:table-cell>
          <table:table-cell office:value-type="string">
            <text:p>marge.simpson</text:p>
          </table:table-cell>
          <table:table-cell table:number-columns-repeated="2" office:value-type="string">
            <text:p>marge</text:p>
          </table:table-cell>
          <table:table-cell table:number-columns-repeated="1015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_BART_SIMPSON</text:p>
          </table:table-cell>
          <table:table-cell office:value-type="string">
            <text:p>TST_G_G2</text:p>
          </table:table-cell>
          <table:table-cell office:value-type="string">
            <text:p>Simpson</text:p>
          </table:table-cell>
          <table:table-cell office:value-type="string">
            <text:p>Bart</text:p>
          </table:table-cell>
          <table:table-cell office:value-type="string">
            <text:p>bart.simpson</text:p>
          </table:table-cell>
          <table:table-cell office:value-type="string">
            <text:p>bart</text:p>
          </table:table-cell>
          <table:table-cell office:value-type="string">
            <text:p>bart</text:p>
          </table:table-cell>
          <table:table-cell table:number-columns-repeated="1015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_LISA_SIMPSON</text:p>
          </table:table-cell>
          <table:table-cell office:value-type="string">
            <text:p>TST_G_G21</text:p>
          </table:table-cell>
          <table:table-cell office:value-type="string">
            <text:p>Simpson</text:p>
          </table:table-cell>
          <table:table-cell office:value-type="string">
            <text:p>Lisa</text:p>
          </table:table-cell>
          <table:table-cell office:value-type="string">
            <text:p>lisa.simpson</text:p>
          </table:table-cell>
          <table:table-cell office:value-type="string">
            <text:p>lisa</text:p>
          </table:table-cell>
          <table:table-cell office:value-type="string">
            <text:p>lisa</text:p>
          </table:table-cell>
          <table:table-cell table:number-columns-repeated="1015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_MAGGIE_SIMPSON</text:p>
          </table:table-cell>
          <table:table-cell office:value-type="string">
            <text:p>TST_G_G211</text:p>
          </table:table-cell>
          <table:table-cell office:value-type="string">
            <text:p>Simpson</text:p>
          </table:table-cell>
          <table:table-cell office:value-type="string">
            <text:p>Maggie</text:p>
          </table:table-cell>
          <table:table-cell office:value-type="string">
            <text:p>maggie.simpson</text:p>
          </table:table-cell>
          <table:table-cell office:value-type="string">
            <text:p>maggie</text:p>
          </table:table-cell>
          <table:table-cell office:value-type="string">
            <text:p>maggi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6"/>
          <table:table-cell table:style-name="ce3" table:number-columns-repeated="100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15:4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érôme Augé</meta:initial-creator>
    <meta:creation-date>2012-01-10T10:48:40</meta:creation-date>
    <dc:date>2012-01-11T15:43:41</dc:date>
    <dc:creator>Jérôme Augé</dc:creator>
    <meta:editing-duration>PT8H2M40S</meta:editing-duration>
    <meta:editing-cycles>9</meta:editing-cycles>
    <meta:generator>OpenOffice.org/3.3$Unix OpenOffice.org_project/330m20$Build-9567</meta:generator>
    <meta:document-statistic meta:table-count="1" meta:cell-count="94" meta:object-count="0"/>
  </office:meta>
</office:document-meta>
</file>